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 svg:font-family="Helve"/>
    <style:font-face style:name="monospace" svg:font-family="monospace"/>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7778in" fo:margin-left="0in" fo:margin-top="0in" fo:margin-bottom="0in" table:align="left" style:writing-mode="lr-tb"/>
    </style:style>
    <style:style style:name="Table1.A" style:family="table-column">
      <style:table-column-properties style:column-width="5.7778in"/>
    </style:style>
    <style:style style:name="Table1.1" style:family="table-row">
      <style:table-row-properties fo:keep-together="auto"/>
    </style:style>
    <style:style style:name="Table1.A1" style:family="table-cell">
      <style:table-cell-properties fo:padding-left="0.0799in" fo:padding-right="0.0799in" fo:padding-top="0in" fo:padding-bottom="0.15in" fo:border-left="none" fo:border-right="none" fo:border-top="3pt solid #000000" fo:border-bottom="none"/>
    </style:style>
    <style:style style:name="P1" style:family="paragraph" style:parent-style-name="Header">
      <style:paragraph-properties fo:margin-top="0in" fo:margin-bottom="0in" loext:contextual-spacing="false"/>
    </style:style>
    <style:style style:name="P2" style:family="paragraph" style:parent-style-name="Heading_20_1" style:list-style-name="WWNum12">
      <style:paragraph-properties fo:margin-left="0.248in" fo:margin-right="0in" fo:text-indent="-0.248in" style:auto-text-indent="false"/>
    </style:style>
    <style:style style:name="P3" style:family="paragraph" style:parent-style-name="Heading_20_1">
      <style:paragraph-properties fo:margin-left="0in" fo:margin-right="0in" fo:text-indent="0in" style:auto-text-indent="false"/>
      <style:text-properties officeooo:rsid="00d77359" officeooo:paragraph-rsid="00d77359"/>
    </style:style>
    <style:style style:name="P4" style:family="paragraph" style:parent-style-name="Abstract_20_Head">
      <style:paragraph-properties fo:line-height="0.0098in"/>
    </style:style>
    <style:style style:name="P5" style:family="paragraph" style:parent-style-name="Author-Group">
      <style:text-properties officeooo:paragraph-rsid="010d9316"/>
    </style:style>
    <style:style style:name="P6" style:family="paragraph" style:parent-style-name="Ack_20_Head" style:list-style-name="WWNum0"/>
    <style:style style:name="P7" style:family="paragraph" style:parent-style-name="Ref_20_Head" style:list-style-name="WWNum0"/>
    <style:style style:name="P8" style:family="paragraph" style:parent-style-name="Ref_20_Text">
      <style:text-properties officeooo:paragraph-rsid="00afd300"/>
    </style:style>
    <style:style style:name="P9" style:family="paragraph" style:parent-style-name="Ref_20_Text">
      <style:text-properties officeooo:paragraph-rsid="00b8e5a2"/>
    </style:style>
    <style:style style:name="P10" style:family="paragraph" style:parent-style-name="Ref_20_Text">
      <style:text-properties officeooo:rsid="00becbde" officeooo:paragraph-rsid="00becbde"/>
    </style:style>
    <style:style style:name="P11" style:family="paragraph" style:parent-style-name="Ref_20_Text">
      <style:text-properties style:font-name="Times new roman" fo:font-size="11pt" fo:font-weight="normal" officeooo:rsid="00212e12" officeooo:paragraph-rsid="00afd300" style:font-size-asian="11pt" style:font-weight-asian="normal" style:font-size-complex="11pt" style:font-weight-complex="normal"/>
    </style:style>
    <style:style style:name="P12" style:family="paragraph" style:parent-style-name="Ref_20_Text">
      <style:text-properties officeooo:paragraph-rsid="0104a95b"/>
    </style:style>
    <style:style style:name="P13" style:family="paragraph" style:parent-style-name="Ref_20_Text">
      <style:text-properties officeooo:rsid="014c577d" officeooo:paragraph-rsid="014c577d"/>
    </style:style>
    <style:style style:name="P14" style:family="paragraph" style:parent-style-name="Abstract-Text">
      <style:text-properties fo:font-size="10pt" officeooo:rsid="0026297c" style:font-size-asian="10pt" style:font-size-complex="10pt"/>
    </style:style>
    <style:style style:name="P15" style:family="paragraph" style:parent-style-name="Abstract-Text">
      <style:text-properties officeooo:paragraph-rsid="0104c0f5"/>
    </style:style>
    <style:style style:name="P16" style:family="paragraph" style:parent-style-name="Abstract-Text">
      <style:text-properties officeooo:rsid="0107be24" officeooo:paragraph-rsid="0107be24"/>
    </style:style>
    <style:style style:name="P17" style:family="paragraph" style:parent-style-name="Abstract-Text">
      <style:text-properties officeooo:rsid="010fce06" officeooo:paragraph-rsid="010fce06"/>
    </style:style>
    <style:style style:name="P18" style:family="paragraph" style:parent-style-name="Abstract-Text">
      <style:text-properties officeooo:paragraph-rsid="0111fbf6"/>
    </style:style>
    <style:style style:name="P19" style:family="paragraph" style:parent-style-name="Author-Affiliation">
      <style:text-properties officeooo:paragraph-rsid="001ff076"/>
    </style:style>
    <style:style style:name="P20" style:family="paragraph" style:parent-style-name="Author-Affiliation">
      <style:text-properties officeooo:paragraph-rsid="010d9316"/>
    </style:style>
    <style:style style:name="P21" style:family="paragraph" style:parent-style-name="Title">
      <style:text-properties officeooo:paragraph-rsid="001ff076"/>
    </style:style>
    <style:style style:name="P22" style:family="paragraph" style:parent-style-name="corrs-au">
      <style:text-properties officeooo:paragraph-rsid="00638de8"/>
    </style:style>
    <style:style style:name="P23" style:family="paragraph" style:parent-style-name="article-info" style:master-page-name="First_20_Page">
      <style:paragraph-properties style:page-number="auto"/>
    </style:style>
    <style:style style:name="P24" style:family="paragraph" style:parent-style-name="para-first">
      <style:paragraph-properties fo:text-align="start" style:justify-single-word="false"/>
      <style:text-properties officeooo:paragraph-rsid="006702de"/>
    </style:style>
    <style:style style:name="P25" style:family="paragraph" style:parent-style-name="para-first">
      <style:paragraph-properties fo:text-align="start" style:justify-single-word="false"/>
      <style:text-properties officeooo:paragraph-rsid="007389f0"/>
    </style:style>
    <style:style style:name="P26" style:family="paragraph" style:parent-style-name="para-first">
      <style:paragraph-properties fo:text-align="start" style:justify-single-word="false"/>
      <style:text-properties officeooo:paragraph-rsid="00883feb"/>
    </style:style>
    <style:style style:name="P27" style:family="paragraph" style:parent-style-name="para-first">
      <style:paragraph-properties fo:text-align="start" style:justify-single-word="false"/>
      <style:text-properties officeooo:paragraph-rsid="00e296b8"/>
    </style:style>
    <style:style style:name="P28" style:family="paragraph" style:parent-style-name="para-first">
      <style:paragraph-properties fo:text-align="start" style:justify-single-word="false"/>
      <style:text-properties officeooo:paragraph-rsid="00e3151a"/>
    </style:style>
    <style:style style:name="P29" style:family="paragraph" style:parent-style-name="para-first">
      <style:paragraph-properties fo:text-align="start" style:justify-single-word="false"/>
      <style:text-properties officeooo:paragraph-rsid="00d77359"/>
    </style:style>
    <style:style style:name="P30" style:family="paragraph" style:parent-style-name="para-first">
      <style:paragraph-properties fo:text-align="start" style:justify-single-word="false"/>
      <style:text-properties officeooo:paragraph-rsid="00fe2146"/>
    </style:style>
    <style:style style:name="P31" style:family="paragraph" style:parent-style-name="para-first">
      <style:paragraph-properties fo:text-align="start" style:justify-single-word="false"/>
      <style:text-properties officeooo:paragraph-rsid="011af8b7"/>
    </style:style>
    <style:style style:name="P32" style:family="paragraph" style:parent-style-name="para-first">
      <style:paragraph-properties fo:text-align="start" style:justify-single-word="false"/>
      <style:text-properties officeooo:paragraph-rsid="012b6a50"/>
    </style:style>
    <style:style style:name="P33" style:family="paragraph" style:parent-style-name="para-first">
      <style:paragraph-properties fo:text-align="start" style:justify-single-word="false"/>
      <style:text-properties style:font-name="Helvetica1" fo:font-size="10pt" fo:font-weight="bold" officeooo:rsid="007ae3e1" officeooo:paragraph-rsid="007ae3e1" style:font-size-asian="10pt" style:font-weight-asian="bold" style:font-size-complex="10pt" style:font-weight-complex="bold"/>
    </style:style>
    <style:style style:name="P34" style:family="paragraph" style:parent-style-name="para-first">
      <style:paragraph-properties fo:text-align="start" style:justify-single-word="false"/>
      <style:text-properties officeooo:rsid="00560384" officeooo:paragraph-rsid="00560384"/>
    </style:style>
    <style:style style:name="P35" style:family="paragraph" style:parent-style-name="para-first">
      <style:paragraph-properties fo:text-align="start" style:justify-single-word="false"/>
      <style:text-properties officeooo:rsid="005a73d6" officeooo:paragraph-rsid="00c2c055"/>
    </style:style>
    <style:style style:name="P36" style:family="paragraph" style:parent-style-name="para-first">
      <style:paragraph-properties fo:text-align="start" style:justify-single-word="false"/>
      <style:text-properties officeooo:rsid="0066cbd3" officeooo:paragraph-rsid="00cfedb0"/>
    </style:style>
    <style:style style:name="P37" style:family="paragraph" style:parent-style-name="para-first">
      <style:paragraph-properties fo:text-align="start" style:justify-single-word="false"/>
      <style:text-properties officeooo:rsid="007ae3e1" officeooo:paragraph-rsid="00df20a5"/>
    </style:style>
    <style:style style:name="P38" style:family="paragraph" style:parent-style-name="para-first">
      <style:paragraph-properties fo:text-align="start" style:justify-single-word="false"/>
      <style:text-properties fo:font-weight="bold" officeooo:rsid="0127f004" officeooo:paragraph-rsid="0127f004" fo:background-color="transparent" style:font-weight-asian="bold" style:font-weight-complex="bold"/>
    </style:style>
    <style:style style:name="P39" style:family="paragraph" style:parent-style-name="para-first">
      <style:paragraph-properties fo:text-align="start" style:justify-single-word="false"/>
      <style:text-properties officeooo:rsid="00f31aff" officeooo:paragraph-rsid="00f31aff" fo:background-color="transparent"/>
    </style:style>
    <style:style style:name="P40" style:family="paragraph" style:parent-style-name="para-first">
      <style:paragraph-properties fo:text-align="start" style:justify-single-word="false"/>
      <style:text-properties officeooo:paragraph-rsid="00553de7" fo:background-color="transparent"/>
    </style:style>
    <style:style style:name="P41" style:family="paragraph" style:parent-style-name="para-first">
      <style:paragraph-properties fo:text-align="start" style:justify-single-word="false"/>
      <style:text-properties officeooo:rsid="0127ec81" officeooo:paragraph-rsid="0127ec81" fo:background-color="transparent"/>
    </style:style>
    <style:style style:name="P42" style:family="paragraph" style:parent-style-name="para-first">
      <style:paragraph-properties fo:text-align="start" style:justify-single-word="false"/>
      <style:text-properties officeooo:rsid="00ab3947" officeooo:paragraph-rsid="00c6b345"/>
    </style:style>
    <style:style style:name="P43" style:family="paragraph" style:parent-style-name="para-first">
      <style:paragraph-properties fo:text-align="start" style:justify-single-word="false"/>
      <style:text-properties officeooo:rsid="00ab3947" officeooo:paragraph-rsid="00f48796"/>
    </style:style>
    <style:style style:name="P44" style:family="paragraph" style:parent-style-name="para-first">
      <style:paragraph-properties fo:text-align="start" style:justify-single-word="false"/>
      <style:text-properties officeooo:rsid="00ab3947" officeooo:paragraph-rsid="00f598fb"/>
    </style:style>
    <style:style style:name="P45" style:family="paragraph" style:parent-style-name="para-first">
      <style:paragraph-properties fo:text-align="start" style:justify-single-word="false"/>
      <style:text-properties officeooo:rsid="011ecaab" officeooo:paragraph-rsid="00f75dbf" fo:background-color="#ffff00"/>
    </style:style>
    <style:style style:name="P46" style:family="paragraph" style:parent-style-name="para-first">
      <style:paragraph-properties fo:text-align="start" style:justify-single-word="false"/>
      <style:text-properties officeooo:rsid="011fe327" officeooo:paragraph-rsid="011fe327" fo:background-color="#ffff00"/>
    </style:style>
    <style:style style:name="P47" style:family="paragraph" style:parent-style-name="para-first">
      <style:paragraph-properties fo:text-align="start" style:justify-single-word="false"/>
      <style:text-properties officeooo:rsid="0127f004" officeooo:paragraph-rsid="0127f004" fo:background-color="#ffff00"/>
    </style:style>
    <style:style style:name="P48" style:family="paragraph" style:parent-style-name="para-first">
      <style:paragraph-properties fo:text-align="start" style:justify-single-word="false"/>
      <style:text-properties officeooo:rsid="00ee2e0d" officeooo:paragraph-rsid="011d4406"/>
    </style:style>
    <style:style style:name="P49" style:family="paragraph" style:parent-style-name="para-first">
      <style:paragraph-properties fo:text-align="start" style:justify-single-word="false"/>
      <style:text-properties officeooo:rsid="00f75dbf" officeooo:paragraph-rsid="00f75dbf"/>
    </style:style>
    <style:style style:name="P50" style:family="paragraph" style:parent-style-name="para-first">
      <style:paragraph-properties fo:text-align="start" style:justify-single-word="false"/>
      <style:text-properties officeooo:rsid="00fabc1c" officeooo:paragraph-rsid="00fc90c6"/>
    </style:style>
    <style:style style:name="P51" style:family="paragraph" style:parent-style-name="para-first">
      <style:paragraph-properties fo:text-align="start" style:justify-single-word="false"/>
      <style:text-properties officeooo:rsid="013aa60f" officeooo:paragraph-rsid="013aa60f"/>
    </style:style>
    <style:style style:name="P52" style:family="paragraph" style:parent-style-name="para-first">
      <style:paragraph-properties fo:text-align="start" style:justify-single-word="false"/>
      <style:text-properties fo:color="#000000" officeooo:paragraph-rsid="00553de7"/>
    </style:style>
    <style:style style:name="P53" style:family="paragraph" style:parent-style-name="para-first">
      <style:paragraph-properties fo:text-align="start" style:justify-single-word="false"/>
      <style:text-properties fo:color="#000000" officeooo:rsid="005a73d6" officeooo:paragraph-rsid="00c2c055"/>
    </style:style>
    <style:style style:name="P54" style:family="paragraph">
      <loext:graphic-properties draw:fill="solid" draw:fill-color="#ffffff"/>
      <style:paragraph-properties fo:text-align="center"/>
    </style:style>
    <style:style style:name="T1" style:family="text">
      <style:text-properties fo:font-style="italic" style:font-style-asian="italic"/>
    </style:style>
    <style:style style:name="T2" style:family="text">
      <style:text-properties style:text-position="super 58%"/>
    </style:style>
    <style:style style:name="T3" style:family="text">
      <style:text-properties style:text-position="super 58%" officeooo:rsid="001ff076"/>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827ff5" style:font-weight-asian="bold" style:font-weight-complex="bold"/>
    </style:style>
    <style:style style:name="T7" style:family="text">
      <style:text-properties style:font-name="AdvPS2AA1" fo:language="en" fo:country="GB" fo:font-weight="bold" style:language-asian="en" style:country-asian="IN" style:font-weight-asian="bold" style:font-name-complex="AdvPS2AA11"/>
    </style:style>
    <style:style style:name="T8" style:family="text">
      <style:text-properties style:font-name="AdvPS2AA1" fo:language="en" fo:country="GB" style:language-asian="en" style:country-asian="IN" style:font-name-complex="AdvPS2AA11"/>
    </style:style>
    <style:style style:name="T9" style:family="text">
      <style:text-properties style:font-name="AdvPS2AA1" fo:language="en" fo:country="GB" officeooo:rsid="01158985" style:language-asian="en" style:country-asian="IN" style:font-name-complex="AdvPS2AA11"/>
    </style:style>
    <style:style style:name="T10" style:family="text">
      <style:text-properties fo:color="#000000" style:font-name="AdvPS2A83" fo:language="en" fo:country="GB" style:language-asian="en" style:country-asian="IN" style:font-name-complex="AdvPS2A831"/>
    </style:style>
    <style:style style:name="T11" style:family="text">
      <style:text-properties fo:color="#000000" style:font-name="AdvPS2A83" fo:language="en" fo:country="GB" officeooo:rsid="002c8ebe" style:language-asian="en" style:country-asian="IN" style:font-name-complex="AdvPS2A831"/>
    </style:style>
    <style:style style:name="T12" style:family="text">
      <style:text-properties fo:color="#000000" style:font-name="AdvPS2A83" fo:font-size="11pt" fo:language="en" fo:country="GB" style:font-size-asian="11pt" style:language-asian="en" style:country-asian="IN" style:font-name-complex="AdvPS2A831" style:font-size-complex="11pt"/>
    </style:style>
    <style:style style:name="T13" style:family="text">
      <style:text-properties fo:color="#000000" style:font-name="Times new roman" fo:font-size="8pt" fo:font-weight="normal" fo:background-color="#ffffff" loext:char-shading-value="0" style:font-size-asian="8pt" style:font-weight-asian="normal" style:font-size-complex="8pt" style:font-weight-complex="normal"/>
    </style:style>
    <style:style style:name="T14" style:family="text">
      <style:text-properties fo:color="#000000" officeooo:rsid="011af8b7"/>
    </style:style>
    <style:style style:name="T15" style:family="text">
      <style:text-properties fo:color="#000000" officeooo:rsid="01335478"/>
    </style:style>
    <style:style style:name="T16" style:family="text">
      <style:text-properties fo:color="#000000" officeooo:rsid="00fa7120"/>
    </style:style>
    <style:style style:name="T17" style:family="text">
      <style:text-properties fo:color="#000000" officeooo:rsid="0141dec5"/>
    </style:style>
    <style:style style:name="T18" style:family="text">
      <style:text-properties fo:color="#000000" officeooo:rsid="00ebbb58" fo:background-color="transparent" loext:char-shading-value="0"/>
    </style:style>
    <style:style style:name="T19" style:family="text">
      <style:text-properties fo:color="#000000" officeooo:rsid="005ad379" fo:background-color="transparent" loext:char-shading-value="0"/>
    </style:style>
    <style:style style:name="T20" style:family="text">
      <style:text-properties fo:color="#000000" officeooo:rsid="00c97e54" fo:background-color="transparent" loext:char-shading-value="0"/>
    </style:style>
    <style:style style:name="T21" style:family="text">
      <style:text-properties fo:color="#000000" officeooo:rsid="005ad379"/>
    </style:style>
    <style:style style:name="T22" style:family="text">
      <style:text-properties fo:font-size="8pt" officeooo:rsid="007be3fc" style:font-size-asian="8pt" style:font-size-complex="8pt"/>
    </style:style>
    <style:style style:name="T23" style:family="text">
      <style:text-properties fo:font-size="8pt" officeooo:rsid="007ae3e1" style:font-size-asian="8pt" style:font-size-complex="8pt"/>
    </style:style>
    <style:style style:name="T24" style:family="text">
      <style:text-properties fo:font-size="7pt" officeooo:rsid="00afd300" style:font-size-asian="7pt" style:font-size-complex="7pt"/>
    </style:style>
    <style:style style:name="T25" style:family="text">
      <style:text-properties fo:font-size="7pt" officeooo:rsid="007be3fc" style:font-size-asian="7pt" style:font-size-complex="7pt"/>
    </style:style>
    <style:style style:name="T26" style:family="text">
      <style:text-properties style:font-size-complex="7pt"/>
    </style:style>
    <style:style style:name="T27" style:family="text">
      <style:text-properties officeooo:rsid="00afd300" style:font-size-complex="7pt"/>
    </style:style>
    <style:style style:name="T28" style:family="text">
      <style:text-properties officeooo:rsid="00b8e5a2" style:font-size-complex="7pt"/>
    </style:style>
    <style:style style:name="T29" style:family="text">
      <style:text-properties officeooo:rsid="00becbde" style:font-size-complex="7pt"/>
    </style:style>
    <style:style style:name="T30" style:family="text">
      <style:text-properties officeooo:rsid="014d412d" style:font-size-complex="7pt"/>
    </style:style>
    <style:style style:name="T31" style:family="text">
      <style:text-properties officeooo:rsid="001ff076"/>
    </style:style>
    <style:style style:name="T32" style:family="text">
      <style:text-properties officeooo:rsid="0027809e"/>
    </style:style>
    <style:style style:name="T33" style:family="text">
      <style:text-properties officeooo:rsid="002d251e"/>
    </style:style>
    <style:style style:name="T34" style:family="text">
      <style:text-properties officeooo:rsid="005ac5cd"/>
    </style:style>
    <style:style style:name="T35" style:family="text">
      <style:text-properties officeooo:rsid="005ad379"/>
    </style:style>
    <style:style style:name="T36" style:family="text">
      <style:text-properties officeooo:rsid="006ae8b6"/>
    </style:style>
    <style:style style:name="T37" style:family="text">
      <style:text-properties officeooo:rsid="007be082"/>
    </style:style>
    <style:style style:name="T38" style:family="text">
      <style:text-properties officeooo:rsid="007e8452"/>
    </style:style>
    <style:style style:name="T39" style:family="text">
      <style:text-properties style:font-name="Times new roman" fo:font-size="8pt" fo:font-weight="normal" style:font-size-asian="8pt" style:font-weight-asian="normal" style:font-size-complex="8pt" style:font-weight-complex="normal"/>
    </style:style>
    <style:style style:name="T40" style:family="text">
      <style:text-properties style:font-name="Times new roman" fo:font-size="8pt" fo:font-weight="normal" officeooo:rsid="006ae8b6" style:font-size-asian="8pt" style:font-weight-asian="normal" style:font-size-complex="8pt" style:font-weight-complex="normal"/>
    </style:style>
    <style:style style:name="T41" style:family="text">
      <style:text-properties style:font-name="Times new roman" fo:font-size="8pt" fo:font-weight="normal" officeooo:rsid="007c981e" style:font-size-asian="8pt" style:font-weight-asian="normal" style:font-size-complex="8pt" style:font-weight-complex="normal"/>
    </style:style>
    <style:style style:name="T42" style:family="text">
      <style:text-properties style:font-name="Times new roman" fo:font-size="8pt" fo:font-weight="normal" officeooo:rsid="007e8452" style:font-size-asian="8pt" style:font-weight-asian="normal" style:font-size-complex="8pt" style:font-weight-complex="normal"/>
    </style:style>
    <style:style style:name="T43" style:family="text">
      <style:text-properties style:font-name="Times new roman" fo:font-size="7pt" officeooo:rsid="00afd300" style:font-size-asian="7pt" style:font-size-complex="7pt"/>
    </style:style>
    <style:style style:name="T44" style:family="text">
      <style:text-properties style:font-name="Times new roman" fo:font-size="7pt" officeooo:rsid="00b0a4b0" style:font-size-asian="7pt" style:font-size-complex="7pt"/>
    </style:style>
    <style:style style:name="T45" style:family="text">
      <style:text-properties style:font-name="Times new roman" fo:font-size="7pt" officeooo:rsid="00acf166" style:font-size-asian="7pt" style:font-size-complex="7pt"/>
    </style:style>
    <style:style style:name="T46" style:family="text">
      <style:text-properties style:font-name="Times new roman" fo:font-size="7pt" fo:font-weight="bold" officeooo:rsid="00acf166" style:font-size-asian="7pt" style:font-weight-asian="bold" style:font-size-complex="7pt" style:font-weight-complex="bold"/>
    </style:style>
    <style:style style:name="T47" style:family="text">
      <style:text-properties fo:font-weight="normal" officeooo:rsid="00827ff5" style:font-weight-asian="normal" style:font-weight-complex="normal"/>
    </style:style>
    <style:style style:name="T48" style:family="text">
      <style:text-properties officeooo:rsid="00827ff5"/>
    </style:style>
    <style:style style:name="T49" style:family="text">
      <style:text-properties officeooo:rsid="002d251e" fo:background-color="transparent" loext:char-shading-value="0"/>
    </style:style>
    <style:style style:name="T50" style:family="text">
      <style:text-properties officeooo:rsid="00a30b8f" fo:background-color="transparent" loext:char-shading-value="0"/>
    </style:style>
    <style:style style:name="T51" style:family="text">
      <style:text-properties officeooo:rsid="00a4f366" fo:background-color="transparent" loext:char-shading-value="0"/>
    </style:style>
    <style:style style:name="T52" style:family="text">
      <style:text-properties officeooo:rsid="005ad379" fo:background-color="transparent" loext:char-shading-value="0"/>
    </style:style>
    <style:style style:name="T53" style:family="text">
      <style:text-properties officeooo:rsid="00e891ac" fo:background-color="transparent" loext:char-shading-value="0"/>
    </style:style>
    <style:style style:name="T54" style:family="text">
      <style:text-properties officeooo:rsid="00ebbb58" fo:background-color="transparent" loext:char-shading-value="0"/>
    </style:style>
    <style:style style:name="T55" style:family="text">
      <style:text-properties officeooo:rsid="00f12730" fo:background-color="transparent" loext:char-shading-value="0"/>
    </style:style>
    <style:style style:name="T56" style:family="text">
      <style:text-properties officeooo:rsid="0104c0f5" fo:background-color="transparent" loext:char-shading-value="0"/>
    </style:style>
    <style:style style:name="T57" style:family="text">
      <style:text-properties officeooo:rsid="00cfedb0" fo:background-color="transparent" loext:char-shading-value="0"/>
    </style:style>
    <style:style style:name="T58" style:family="text">
      <style:text-properties officeooo:rsid="00dc1911" fo:background-color="transparent" loext:char-shading-value="0"/>
    </style:style>
    <style:style style:name="T59" style:family="text">
      <style:text-properties officeooo:rsid="01396e6b" fo:background-color="transparent" loext:char-shading-value="0"/>
    </style:style>
    <style:style style:name="T60" style:family="text">
      <style:text-properties officeooo:rsid="013c5368" fo:background-color="transparent" loext:char-shading-value="0"/>
    </style:style>
    <style:style style:name="T61" style:family="text">
      <style:text-properties officeooo:rsid="00e15630" fo:background-color="transparent" loext:char-shading-value="0"/>
    </style:style>
    <style:style style:name="T62" style:family="text">
      <style:text-properties officeooo:rsid="014be5e3" fo:background-color="transparent" loext:char-shading-value="0"/>
    </style:style>
    <style:style style:name="T63" style:family="text">
      <style:text-properties officeooo:rsid="014e5568" fo:background-color="transparent" loext:char-shading-value="0"/>
    </style:style>
    <style:style style:name="T64" style:family="text">
      <style:text-properties officeooo:rsid="00acf166"/>
    </style:style>
    <style:style style:name="T65" style:family="text">
      <style:text-properties fo:color="#c9211e" fo:font-weight="bold" officeooo:rsid="00b8e5a2" style:font-weight-asian="bold" style:font-weight-complex="bold"/>
    </style:style>
    <style:style style:name="T66" style:family="text">
      <style:text-properties fo:color="#c9211e" officeooo:rsid="005ad379"/>
    </style:style>
    <style:style style:name="T67" style:family="text">
      <style:text-properties fo:color="#c9211e" officeooo:rsid="00c97e54" fo:background-color="transparent" loext:char-shading-value="0"/>
    </style:style>
    <style:style style:name="T68" style:family="text">
      <style:text-properties fo:color="#c9211e" officeooo:rsid="01335478"/>
    </style:style>
    <style:style style:name="T69" style:family="text">
      <style:text-properties officeooo:rsid="00cfedb0"/>
    </style:style>
    <style:style style:name="T70" style:family="text">
      <style:text-properties officeooo:rsid="00d5f99a"/>
    </style:style>
    <style:style style:name="T71" style:family="text">
      <style:text-properties officeooo:rsid="00dc1911"/>
    </style:style>
    <style:style style:name="T72" style:family="text">
      <style:text-properties officeooo:rsid="00df20a5"/>
    </style:style>
    <style:style style:name="T73" style:family="text">
      <style:text-properties officeooo:rsid="00e02d74"/>
    </style:style>
    <style:style style:name="T74" style:family="text">
      <style:text-properties officeooo:rsid="00e15630"/>
    </style:style>
    <style:style style:name="T75" style:family="text">
      <style:text-properties officeooo:rsid="00e56868"/>
    </style:style>
    <style:style style:name="T76" style:family="text">
      <style:text-properties officeooo:rsid="00e7bef0"/>
    </style:style>
    <style:style style:name="T77" style:family="text">
      <style:text-properties officeooo:rsid="00ef41d5"/>
    </style:style>
    <style:style style:name="T78" style:family="text">
      <style:text-properties officeooo:rsid="00fa7120"/>
    </style:style>
    <style:style style:name="T79" style:family="text">
      <style:text-properties officeooo:rsid="00faf0e3"/>
    </style:style>
    <style:style style:name="T80" style:family="text">
      <style:text-properties officeooo:rsid="00fb09e1"/>
    </style:style>
    <style:style style:name="T81" style:family="text">
      <style:text-properties officeooo:rsid="00fcde4c"/>
    </style:style>
    <style:style style:name="T82" style:family="text">
      <style:text-properties officeooo:rsid="0104c0f5"/>
    </style:style>
    <style:style style:name="T83" style:family="text">
      <style:text-properties officeooo:rsid="0107be24"/>
    </style:style>
    <style:style style:name="T84" style:family="text">
      <style:text-properties officeooo:rsid="010fce06"/>
    </style:style>
    <style:style style:name="T85" style:family="text">
      <style:text-properties officeooo:rsid="011af8b7"/>
    </style:style>
    <style:style style:name="T86" style:family="text">
      <style:text-properties officeooo:rsid="012d6084"/>
    </style:style>
    <style:style style:name="T87" style:family="text">
      <style:text-properties officeooo:rsid="013cdbec"/>
    </style:style>
    <style:style style:name="T88" style:family="text">
      <style:text-properties officeooo:rsid="01449b7c"/>
    </style:style>
    <style:style style:name="T89" style:family="text">
      <style:text-properties officeooo:rsid="014ed53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editable="false">
        <style:columns fo:column-count="2" fo:column-gap="0.25in">
          <style:column style:rel-width="32767*" fo:start-indent="0in" fo:end-indent="0.1252in"/>
          <style:column style:rel-width="32768*" fo:start-indent="0.1252in" fo:end-indent="0in"/>
        </style:columns>
      </style:section-properties>
    </style:style>
    <style:style style:name="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Bioinformatics</text:span>, <text:span text:style-name="T32">2020</text:span>, <text:span text:style-name="T32">03</text:span>–<text:span text:style-name="T32">16</text:span></text:p>
      <text:p text:style-name="article-info">doi: 10.1093/bioinformatics/xxxxx</text:p>
      <text:p text:style-name="article-info">Advance Access Publication Date: DD Month <text:span text:style-name="T32">2020</text:span></text:p>
      <text:p text:style-name="article-info">Manuscript Category</text:p>
      <text:p text:style-name="P4"/>
      <table:table table:name="Table1" table:style-name="Table1">
        <table:table-column table:style-name="Table1.A"/>
        <table:table-row table:style-name="Table1.1">
          <table:table-cell table:style-name="Table1.A1" office:value-type="string">
            <text:p text:style-name="P21"><text:span text:style-name="T31">Toolbox for fasta file</text:span></text:p>
            <text:p text:style-name="P5"><text:span text:style-name="T3">1*</text:span><text:span text:style-name="T31">Olivia Berggren</text:span></text:p>
            <text:p text:style-name="P20"><text:span text:style-name="T2">1*</text:span>Department of <text:span text:style-name="T31">biology</text:span>, <text:span text:style-name="T31">Box 118, 221 00 Lund University Sweden</text:span></text:p>
            <text:p text:style-name="P19"/>
            <text:p text:style-name="P22">*Department of <text:span text:style-name="T31">biology</text:span>, <text:span text:style-name="T31">Box 118, 221 00 Lund University Sweden</text:span></text:p>
            <text:p text:style-name="Abstract-Head">Abstract</text:p>
            <text:p text:style-name="P15"><text:span text:style-name="T5">Motivation:</text:span> <text:span text:style-name="T82">The GC-content and codon usage are two important measures in molecular research. To get the information from one or more sequences a software needs to be used. Many of the programs that are avalible today are complicated for researchers without computational background. This new software both calculate the GC-content and gives codon usage. </text:span></text:p>
            <text:p text:style-name="P16">The software were used on the DNA sequence of the BRCAII gene from mouse, human and elephant to <text:span text:style-name="T84">detect differences between the three species. </text:span></text:p>
            <text:p text:style-name="P17"/>
            <text:p text:style-name="P18"><text:span text:style-name="T4">Results:</text:span> <text:span text:style-name="T83">Elephant and mouse had very similary overall GC-content. All three organisms had highest GC-content at position one and lowest at position three. The most common codon were AAA (mouse and human) and GAA (elephant). <text:s/></text:span></text:p>
            <text:p text:style-name="Abstract-Text"/>
            <text:p text:style-name="Abstract-Text"><text:span text:style-name="T7">Availability:</text:span><text:span text:style-name="T8"> https://github.com/OliviaBerggren/Project-BINP29/commits/master</text:span></text:p>
            <text:p text:style-name="Abstract-Text"><text:span text:style-name="T7">Contact:</text:span><text:span text:style-name="T8"> </text:span><text:span text:style-name="T9">olivia.berggren.090@student.lu.se&gt;</text:span></text:p>
            <text:p text:style-name="Abstract-Text"><text:span text:style-name="T9"/></text:p>
            <text:p text:style-name="Abstract-Text"><text:span text:style-name="T10"/></text:p>
            <text:p text:style-name="Abstract-Text"/>
            <text:p text:style-name="P14"><text:span text:style-name="T11"/></text:p>
          </table:table-cell>
        </table:table-row>
      </table:table>
      <text:p text:style-name="P4"/>
      <text:p text:style-name="P4"/>
      <text:section text:style-name="Sect1" text:name="TextSection">
        <text:list xml:id="list1106285617" text:style-name="WWNum12">
          <text:list-item>
            <text:p text:style-name="P2">Introduction </text:p>
          </text:list-item>
        </text:list>
        <text:p text:style-name="P24"><text:span text:style-name="T33">The DNA contain four nitrogenous bases, guanine (G), cytosine (C), thymine (T) and adenin (A). The GC-content is the percent of the nitogenous bases that are G or T. Different organisms have different GC-content and this is one way to measure differences between organisms. <text:s/>The GC-content can be calculated within a gene, for chromosome or for the hole genome. The GC-content is usually higher in the coding sequences than in the intergenic sequences. </text:span><text:span text:style-name="T49">G </text:span><text:span text:style-name="T50">binds to C and A binds to T. G and C have three </text:span><text:span text:style-name="T53">hydrogen </text:span><text:span text:style-name="T50">bonds between them, </text:span><text:span text:style-name="T51">while </text:span><text:span text:style-name="T50">A and T only have two. This means that there is a stronger connection between C and G and this results in fewer mutations in position where there is </text:span><text:span text:style-name="T59">a </text:span><text:span text:style-name="T50">G or </text:span><text:span text:style-name="T59">a </text:span><text:span text:style-name="T50">C </text:span><text:span text:style-name="T55">so this make the DNA more stable. The GC-content </text:span><text:span text:style-name="T59">have an impact on</text:span><text:span text:style-name="T55"> the secondary structure of mRNA and th</text:span><text:span text:style-name="T56">e</text:span><text:span text:style-name="T55"> annealing temperature for template DNA in PCR experiments.</text:span></text:p>
        <text:p text:style-name="P26"><text:span text:style-name="T48">It has also been showed that there may be a correlation between the number of recombination and the GC-content. This is called GC-biased gene conversion (gBGC) and it means that more recombination leads to higher number of GC. It is important to have this in mind when working with selectio</text:span><text:span text:style-name="T47">n (D). </text:span></text:p>
        <text:p text:style-name="P26"/>
        <text:p text:style-name="P39">The GC-content is intressting since it can be used in primer design for PCR experiments, gene design from protein expression and mRNA hairpin prediction. <text:s/></text:p>
        <text:p text:style-name="P40"/>
        <text:p text:style-name="P35"><text:span text:style-name="T34">Codon is a serie of three nucleotides and each codon correspond to an amino acid. </text:span>There are 64 different codons and <text:span text:style-name="T35">some of them correspond to the same amino acid. If codons were used at random it would be an infinity number of possible mRNA, but this is not the case. Codon usage is the amount that a given codon is used in a given species. Many studies have measured codon usage and showing that codon are not used </text:span><text:span text:style-name="T21">randomly and some are preferred over others. It has been showed that codon used in mRNA can affect cellular processes such as level of gene expression (B). In addition, knowledge of codon usage for different proteins mRNA has been shown to be important in gene therapy, mRNA therapy and RNA/DNA vaccines to increase the efficiency of biochemical reactions (C).</text:span></text:p>
        <text:p text:style-name="P53"/>
        <text:p text:style-name="P51">Several codon represent the same amino acid, and organisms have often higher frequency for one of these codon than the others. If statistical tests are made, it it possible to se if an organism have codon usage bias for certain codons. <text:s/><text:span text:style-name="T35">If an organism have a codon bias for specific codons </text:span><text:soft-page-break/><text:span text:style-name="T35">there is probaply a higher number of <text:s/>tRNA for that codons. This could mean that codon biased affect how fast different genes c</text:span><text:span text:style-name="T52">an be translated. Even if two codon refer to the same amino acid it does not mean that they have the same </text:span><text:span text:style-name="T54">chim</text:span><text:span text:style-name="T18">ical </text:span><text:span text:style-name="T19">qualit</text:span><text:span text:style-name="T18">y</text:span><text:span text:style-name="T19"> </text:span><text:span text:style-name="T20">(C)</text:span><text:span text:style-name="T19">. <text:s/></text:span></text:p>
        <text:p text:style-name="P52"/>
        <text:p text:style-name="P36"><text:span text:style-name="T57">The software gives information about the GC-content, </text:span><text:span text:style-name="T60">codons </text:span><text:span text:style-name="T57">and the length of the sequenc</text:span><text:span text:style-name="T69">es. It calculates overall GC-content, GC1, GC2, GC3, codon usage, codon frequency and the legth of the sequence. The software have several functions and the user can decide which information he/ she wants. </text:span></text:p>
        <text:p text:style-name="P48">Today there is many useful tools that have the ability to calculate the<text:span text:style-name="T87">se types of functions.</text:span> Although many of these programs are complex and the user is require to have computational knowledge. <text:span text:style-name="T77">For this software the user does not need to have much computational <text:s/>knowledge. The input are easy and the output are simple to understand. If there are some error with the input file the program gives a friendly reminder. </text:span></text:p>
        <text:p text:style-name="P43"/>
        <text:p text:style-name="P44"><text:span text:style-name="T64">The biologics International Corp have a program for both GC content and a program for calculate the codon usage. Here the user needs to print (or copy paste) all the sequences to the web page. In this new software, the user can just use a input file and then get the codon usage and codon frequency for all sequences in a file. This is more simple and faster. </text:span></text:p>
        <text:p text:style-name="P50">There are several online prgrams <text:span text:style-name="T80">like ENDMEMO and science buddy</text:span> for calculate the GC content but the user need<text:span text:style-name="T81">s</text:span> to write/ copy paste the sequence/ <text:span text:style-name="T81">sequences</text:span> into the web page <text:span text:style-name="T79">or download some program.</text:span></text:p>
        <text:p text:style-name="P50"/>
        <text:p text:style-name="P49">An other program for calculate the number of codon is General Codon Usage Analysis (GCUA). <text:span text:style-name="T78">This is a more advance program and the user need to have slightly more data knowledge. There are also several tools </text:span><text:span text:style-name="T16">for calculate the codon </text:span><text:span text:style-name="T17">frequency and codon </text:span><text:span text:style-name="T16">usage bias like C</text:span><text:span text:style-name="T78">odon Adaptation Index (CAI) from 1987 and Effective Number of Codons (ENC) from 1990 (</text:span><text:span text:style-name="T65">A</text:span><text:span text:style-name="T64">). Once again, this are this good tools, but the andvantage of this new software is the friendly usefullness. </text:span></text:p>
        <text:p text:style-name="P45"/>
        <text:list xml:id="list94222730395374" text:continue-numbering="true" text:style-name="WWNum12">
          <text:list-item>
            <text:p text:style-name="P2">Methods</text:p>
          </text:list-item>
        </text:list>
        <text:p text:style-name="P30"><text:span text:style-name="T36">The software is written in python (version 3) and the data are from ensembl</text:span><text:span text:style-name="T40">. The data show the BRCAII sequence for mouse (version GRCm38.p6, geneID: </text:span><text:span text:style-name="T39">ENSMUSG00000041147, </text:span><text:span text:style-name="T41">transcriptID: </text:span><text:span text:style-name="T13">ENSMUST00000044620.10</text:span><text:span text:style-name="T41">), human (version: GRCh38.p13, geneID: ENSG00000139618</text:span><text:span text:style-name="T39">, </text:span><text:span text:style-name="T42">transcript: </text:span><text:span text:style-name="T13">ENST00000380152.7</text:span><text:span text:style-name="T42">) and elephant (version: Loxafr3.0, geneID: </text:span><text:span text:style-name="T39">ENSLAFG00000002670, </text:span><text:span text:style-name="T42">transcript: </text:span><text:span text:style-name="T13">ENSLAFT00000002671.3</text:span><text:span text:style-name="T42">). The s</text:span><text:span text:style-name="T38">equences only contain the coding part of the gene (cds as reported in the ensembl database). <text:s/></text:span></text:p>
        <text:p text:style-name="P25"/>
        <text:p text:style-name="P34"/>
        <text:p text:style-name="P33">3 <text:s text:c="3"/>Features</text:p>
        <text:p text:style-name="P37">The s<text:span text:style-name="T72">oftware</text:span> contains several function<text:span text:style-name="T37">s</text:span> and return information about the overall GC-content, GC1, GC2, GC3, <text:s/><text:span text:style-name="T70">the length of the sequence, codon usage and codon frequency. </text:span>The output <text:span text:style-name="T88">for GC and sequence length</text:span> is given <text:span text:style-name="T73">to standard output </text:span>in form <text:span text:style-name="T88">a table and an output file for codon usage and an other output file for the codon frequency. Four arguments are needed, the name of the script, the fasta file, name for the codon usage-file and name for the codon frequency output-file. <text:s/></text:span></text:p>
        <text:p text:style-name="P3">4 <text:s text:c="2"/>Discussion</text:p>
        <text:p text:style-name="P27"><text:span text:style-name="T74">A software which calculate the GC-content, GC1, GC2 and GC3, the length of the sequence, codon usage and codon frequency have been dev</text:span><text:span text:style-name="T61">eloped. The software were </text:span><text:span text:style-name="T62">tried out on the</text:span><text:span text:style-name="T61"> BRCAII gene for human, mouse and elephant. </text:span><text:span text:style-name="T63">Example of the r</text:span><text:span text:style-name="T62">esult can be seen further down. </text:span></text:p>
        <text:p text:style-name="P27"/>
        <text:p text:style-name="P27"><text:span text:style-name="T74">The advantages with this software is that it is really easy to use and even beginners can use it and easily understand the output. There need to be four input elements and the input fasta file needs to end with .fna. If there is more or less than four elements or the input files does not end with .fna, the program will give a friendly reminder to standard output. </text:span></text:p>
        <text:p text:style-name="P28"><text:span text:style-name="T71">One possible bug is if the input fasta file contain non standard nucleotides. </text:span></text:p>
        <text:p text:style-name="P28"/>
        <text:p text:style-name="P32"><text:span text:style-name="T58">For the future, the pl</text:span><text:span text:style-name="T71">an is to develop the software so it can work with several genes/ organisms at the same time. It would be possible to create different plots like the distribution of the GC-content and GC frequency for different genes/ organisms and histograms for the amino acids frequency. In long terms it would also be good if the software can take a genome file and an annotation file and extract the genes and create an fasta file and then make the analysis. <text:s/></text:span></text:p>
        <text:p text:style-name="P32"/>
        <text:p text:style-name="P31"><text:span text:style-name="T85">The main ide was that the software should be easy to use and all people can use it, even if the person is not bioinformatician or have much computational knowledge. People studding medicine or biology are sometimes interested in the GC-content, sequence length, codon us</text:span><text:span text:style-name="T14">age and codon </text:span><text:span text:style-name="T15">frequency</text:span><text:span text:style-name="T68"> </text:span><text:span text:style-name="T85">and they need to have an easy and fast way to find out. <text:s text:c="2"/></text:span></text:p>
        <text:p text:style-name="P46"/>
        <text:p text:style-name="P41">Table 1 show an example of <text:span text:style-name="T86">t</text:span>he output for the GC-content table <text:span text:style-name="T89">for the BRCAII gene for human. </text:span></text:p>
        <text:p text:style-name="P38">Tabel 1.</text:p>
        <text:p text:style-name="P47"><draw:frame draw:style-name="fr1" draw:name="Object1" text:anchor-type="paragraph" svg:x="-0.0075in" svg:y="0.0752in" svg:width="2.1945in" svg:height="1.1291in" draw:z-index="1"><draw:object xlink:href="./Object 1" xlink:type="simple" xlink:show="embed" xlink:actuate="onLoad"/><draw:image xlink:href="./ObjectReplacements/Object 1" xlink:type="simple" xlink:show="embed" xlink:actuate="onLoad"/></draw:frame></text:p>
        <text:p text:style-name="P47"/>
        <text:p text:style-name="P47"/>
        <text:p text:style-name="P47"/>
        <text:p text:style-name="P6"><text:line-break/></text:p>
        <text:p text:style-name="P6"><text:span text:style-name="T76">5 <text:s text:c="3"/>A</text:span>cknowledgements</text:p>
        <text:p text:style-name="P29"><text:span text:style-name="T25">I</text:span><text:span text:style-name="T22"> am greatful to the editor and two anonymus reviewers for their valuable comments on the manuscript and for Lund University for their financial support. </text:span><text:span text:style-name="T23"><text:s/></text:span></text:p>
        <text:p text:style-name="P7"><text:span text:style-name="T75">6 <text:s text:c="3"/></text:span>References</text:p>
        <text:p text:style-name="P8"><text:span text:style-name="T28">A) </text:span><text:span text:style-name="T27">Salin,HMW. and Cavalcanti,ARO </text:span><text:span text:style-name="T26">(200</text:span><text:span text:style-name="T27">8</text:span><text:span text:style-name="T26">) </text:span><text:span text:style-name="T27">Factor Influencing Codon Usage Bias in Genome</text:span><text:span text:style-name="T24">s. </text:span><text:span text:style-name="T43">J. Braz. Chem. Soc., </text:span><text:span text:style-name="T44">19, 257-262.</text:span></text:p>
        <text:p text:style-name="P42"><text:span text:style-name="T46">http://www.scielo.br/scielo.php?script=sci_arttext&amp;pid=S0103-50532008000200008)</text:span><text:span text:style-name="T45">. <text:line-break/></text:span></text:p>
        <text:p text:style-name="P9"><text:span text:style-name="T27">B</text:span><text:span text:style-name="T28">) Kudla.G (et al) (2009) </text:span><text:span text:style-name="T26">Coding-sequence determinants of gene expression in </text:span><text:span text:style-name="Emphasis"><text:span text:style-name="T26">Escherichia col</text:span></text:span><text:span text:style-name="Emphasis"><text:span text:style-name="T28">i, Science., 324, 255-258.</text:span></text:span></text:p>
        <text:p text:style-name="P9"><text:span text:style-name="Emphasis"><text:span text:style-name="T28"/></text:span></text:p>
        <text:p text:style-name="P12"><text:span text:style-name="T27">C</text:span><text:span text:style-name="T29">) Mauro.VP, Chappell.SA, (2014) </text:span><text:span text:style-name="T26">A critical analysis of codon optimization in human therapeutics, </text:span><text:span text:style-name="T29">Trends Mol Med, 20, 604-613.</text:span></text:p>
        <text:p text:style-name="P12"><text:a xlink:type="simple" xlink:href="https://www.ncbi.nlm.nih.gov/pmc/articles/PMC3902468/" text:style-name="Internet_20_link" text:visited-style-name="Visited_20_Internet_20_Link"><text:span text:style-name="T29">https://www.ncbi.nlm.nih.gov/pmc/articles/PMC3902468/</text:span></text:a></text:p>
        <text:p text:style-name="P12"><text:span text:style-name="T29"/></text:p>
        <text:p text:style-name="P13"><text:span text:style-name="T29">D</text:span><text:span text:style-name="T26">) Duret.l and Galtier.N, (2009), Biased gene conversion and the evolution of mammalian genomic landscapes, </text:span><text:span text:style-name="T30">Annu Rev Genomics Hum Genet, 285-311. </text:span></text:p>
        <text:p text:style-name="P10"><text:span text:style-name="T26"/></text:p>
        <text:p text:style-name="P11"><text:soft-page-break/><text:span text:style-name="T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 svg:font-family="Helve"/>
    <style:font-face style:name="monospace" svg:font-family="monospace"/>
    <style:font-face style:name="sans-serif" svg:font-family="sans-serif"/>
    <style:font-face style:name="serif" svg:font-family="serif"/>
    <style:font-face style:name="Times new roman" svg:font-family="'Times new roman'" style:font-family-generic="roman"/>
    <style:font-face style:name="FreeSans1" svg:font-family="FreeSans" style:font-family-generic="swiss"/>
    <style:font-face style:name="Helvetica1" svg:font-family="Helvetica"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start" style:justify-single-word="false" fo:orphans="2" fo:widows="2" fo:hyphenation-ladder-count="no-limit" style:writing-mode="lr-tb"/>
      <style:text-properties style:font-name="Times" fo:font-family="Times" style:font-family-generic="roman" style:font-pitch="variable" fo:language="en" fo:country="US" style:language-asian="en" style:country-asian="US" style:font-size-complex="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class="text">
      <style:paragraph-properties fo:margin-left="0.248in" fo:margin-right="0in" fo:margin-top="0.25in" fo:margin-bottom="0.0346in" loext:contextual-spacing="false" fo:line-height="0.1665in" fo:text-align="start" style:justify-single-word="false" fo:orphans="2" fo:widows="2" fo:text-indent="-0.248in" style:auto-text-indent="false" style:writing-mode="lr-tb"/>
      <style:text-properties style:font-name="Helvetica" fo:font-family="Helvetica" style:font-family-generic="roman" style:font-pitch="variable" fo:language="en" fo:country="US" fo:font-weight="bold" style:language-asian="en" style:country-asian="US" style:font-weight-asian="bold"/>
    </style:style>
    <style:style style:name="Heading_20_2" style:display-name="Heading 2" style:family="paragraph" style:next-style-name="Standard" style:auto-update="true" style:default-outline-level="1" style:class="text">
      <style:paragraph-properties fo:margin-top="0.25in" fo:margin-bottom="0.0362in" loext:contextual-spacing="false" fo:line-height="0.1665in" fo:text-align="start" style:justify-single-word="false" fo:orphans="2" fo:widows="2" style:writing-mode="lr-tb"/>
      <style:text-properties fo:font-size="9pt" fo:language="en" fo:country="US" fo:font-weight="bold" style:font-size-asian="9pt" style:language-asian="en" style:country-asian="US" style:font-weight-asian="bold" style:font-size-complex="9pt" style:font-weight-complex="bold"/>
    </style:style>
    <style:style style:name="Heading_20_3" style:display-name="Heading 3" style:family="paragraph" style:default-outline-level="3" style:list-style-name="" style:class="text">
      <style:paragraph-properties fo:margin-top="0.1665in" fo:margin-bottom="0.0417in"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in" fo:margin-bottom="0.361in" loext:contextual-spacing="false" fo:line-height="0.111in">
        <style:tab-stops>
          <style:tab-stop style:position="3in" style:type="center"/>
          <style:tab-stop style:position="6in"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default-outline-level="" style:class="extra">
      <style:paragraph-properties fo:margin-top="0.0138in" fo:margin-bottom="0in" loext:contextual-spacing="false" fo:line-height="0.139in"/>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0972in" fo:margin-bottom="0in" loext:contextual-spacing="false" fo:line-height="0.111in" fo:text-align="end" style:justify-single-word="false" fo:orphans="2" fo:widows="2" style:writing-mode="lr-tb"/>
      <style:text-properties style:font-name="Helvetica" fo:font-family="Helvetica" style:font-family-generic="roman" style:font-pitch="variable"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307in" fo:margin-bottom="0in" loext:contextual-spacing="false"/>
    </style:style>
    <style:style style:name="Article_20_title" style:display-name="Article title" style:family="paragraph" style:default-outline-level="">
      <style:paragraph-properties fo:margin-top="0.0638in" fo:margin-bottom="0in" loext:contextual-spacing="false" fo:line-height="0.2917in" fo:text-align="start" style:justify-single-word="false" fo:orphans="2" fo:widows="2" style:writing-mode="lr-tb"/>
      <style:text-properties style:font-name="Helvetica" fo:font-family="Helvetica" style:font-family-generic="roman" style:font-pitch="variable"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0484in" fo:margin-bottom="0in" loext:contextual-spacing="false" fo:line-height="0.2083in" fo:text-align="start" style:justify-single-word="false" fo:orphans="2" fo:widows="2" style:writing-mode="lr-tb"/>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28in" fo:margin-bottom="0.0362in" loext:contextual-spacing="false" fo:line-height="0.1665in"/>
      <style:text-properties fo:font-size="10pt" style:font-size-asian="10pt"/>
    </style:style>
    <style:style style:name="Received" style:family="paragraph" style:parent-style-name="Affilation" style:default-outline-level="">
      <style:paragraph-properties fo:margin-top="0in" fo:margin-bottom="0.2043in" loext:contextual-spacing="false"/>
      <style:text-properties fo:font-size="8pt" style:font-size-asian="8pt"/>
    </style:style>
    <style:style style:name="Abstract_20_Head" style:display-name="Abstract Head" style:family="paragraph" style:default-outline-level="">
      <style:paragraph-properties fo:margin-top="0.1457in" fo:margin-bottom="0.0071in" loext:contextual-spacing="false" fo:line-height="0.1528in" fo:text-align="justify" style:justify-single-word="false" fo:orphans="2" fo:widows="2" style:writing-mode="lr-tb"/>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1528in" fo:text-align="justify" style:justify-single-word="false" fo:orphans="2" fo:widows="2" style:writing-mode="lr-tb"/>
      <style:text-properties style:font-name="Helvetica" fo:font-family="Helvetica" style:font-family-generic="roman" style:font-pitch="variable" fo:font-size="8pt" fo:language="en" fo:country="US" style:font-size-asian="8pt" style:language-asian="en" style:country-asian="US"/>
    </style:style>
    <style:style style:name="Para" style:family="paragraph" style:default-outline-level="">
      <style:paragraph-properties fo:margin-left="0in" fo:margin-right="0in" fo:line-height="0.1528in" fo:text-align="justify" style:justify-single-word="false" fo:orphans="2" fo:widows="2" fo:text-indent="0.1181in" style:auto-text-indent="false" style:writing-mode="lr-tb"/>
      <style:text-properties fo:font-size="9pt" fo:language="en" fo:country="US" style:font-size-asian="9pt" style:language-asian="en" style:country-asian="US"/>
    </style:style>
    <style:style style:name="ParaNoInd" style:family="paragraph" style:parent-style-name="Para" style:default-outline-level="">
      <style:paragraph-properties fo:margin-left="0in" fo:margin-right="0in" fo:text-indent="0in"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Para_20_with_20_C_20_head" style:display-name="Para with C head" style:family="paragraph" style:parent-style-name="ParaNoInd" style:default-outline-level="">
      <style:paragraph-properties fo:margin-top="0.0874in" fo:margin-bottom="0in" loext:contextual-spacing="false"/>
    </style:style>
    <style:style style:name="Numbered_20_List" style:display-name="Numbered List" style:family="paragraph" style:parent-style-name="ParaNoInd" style:default-outline-level="">
      <style:paragraph-properties fo:margin-left="0.389in" fo:margin-right="0in" fo:margin-top="0.0417in" fo:margin-bottom="0in" loext:contextual-spacing="false" fo:text-indent="-0.2709in" style:auto-text-indent="false">
        <style:tab-stops>
          <style:tab-stop style:position="0.389in"/>
        </style:tab-stops>
      </style:paragraph-properties>
    </style:style>
    <style:style style:name="Numbered_20_List_20_first" style:display-name="Numbered List first" style:family="paragraph" style:parent-style-name="Numbered_20_List" style:default-outline-level="">
      <style:paragraph-properties fo:margin-top="0.0835in" fo:margin-bottom="0in" loext:contextual-spacing="false"/>
    </style:style>
    <style:style style:name="Numbered_20_List_20_last" style:display-name="Numbered List last" style:family="paragraph" style:parent-style-name="Numbered_20_List" style:default-outline-level="">
      <style:paragraph-properties fo:margin-top="0.0417in" fo:margin-bottom="0.0835in" loext:contextual-spacing="false"/>
    </style:style>
    <style:style style:name="Bulleted_20_List" style:display-name="Bulleted List" style:family="paragraph" style:parent-style-name="ParaNoInd" style:default-outline-level="">
      <style:paragraph-properties fo:margin-left="0.2598in" fo:margin-right="0in" fo:margin-top="0.0417in" fo:margin-bottom="0in" loext:contextual-spacing="false" fo:text-indent="-0.1417in" style:auto-text-indent="false">
        <style:tab-stops>
          <style:tab-stop style:position="0.2598in"/>
        </style:tab-stops>
      </style:paragraph-properties>
    </style:style>
    <style:style style:name="Bulleted_20_List_20_first" style:display-name="Bulleted List first" style:family="paragraph" style:parent-style-name="Bulleted_20_List" style:default-outline-level="">
      <style:paragraph-properties fo:margin-top="0.0835in" fo:margin-bottom="0in" loext:contextual-spacing="false"/>
    </style:style>
    <style:style style:name="Bulleted_20_List_20_last" style:display-name="Bulleted List last" style:family="paragraph" style:parent-style-name="Bulleted_20_List" style:default-outline-level="">
      <style:paragraph-properties fo:margin-top="0.0417in" fo:margin-bottom="0.0835in" loext:contextual-spacing="false"/>
    </style:style>
    <style:style style:name="MTDisplayEquation" style:family="paragraph" style:parent-style-name="ParaNoInd" style:next-style-name="Standard" style:default-outline-level="">
      <style:paragraph-properties>
        <style:tab-stops>
          <style:tab-stop style:position="1.6945in" style:type="center"/>
          <style:tab-stop style:position="3.3752in" style:type="right"/>
        </style:tab-stops>
      </style:paragraph-properties>
    </style:style>
    <style:style style:name="CopyrightLine" style:family="paragraph" style:parent-style-name="Footer" style:default-outline-level="">
      <style:paragraph-properties fo:line-height="0.139in">
        <style:tab-stops>
          <style:tab-stop style:position="7in"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278in" fo:margin-right="0in" fo:text-indent="-0.278in" style:auto-text-indent="false"/>
    </style:style>
    <style:style style:name="Unnumbered_20_List_20_first" style:display-name="Unnumbered List first" style:family="paragraph" style:parent-style-name="Unnumbered_20_List" style:default-outline-level="">
      <style:paragraph-properties fo:margin-top="0.0835in" fo:margin-bottom="0in" loext:contextual-spacing="false"/>
    </style:style>
    <style:style style:name="Unnumbered_20_List_20_last" style:display-name="Unnumbered List last" style:family="paragraph" style:parent-style-name="Unnumbered_20_List" style:default-outline-level="">
      <style:paragraph-properties fo:margin-top="0in" fo:margin-bottom="0.0835in" loext:contextual-spacing="false"/>
    </style:style>
    <style:style style:name="Equation_20_Display" style:display-name="Equation Display" style:family="paragraph" style:parent-style-name="MTDisplayEquation" style:default-outline-level="">
      <style:paragraph-properties fo:margin-top="0.0835in" fo:margin-bottom="0.0835in" loext:contextual-spacing="false" fo:line-height="100%"/>
    </style:style>
    <style:style style:name="Figure_20_Caption" style:display-name="Figure Caption" style:family="paragraph" style:default-outline-level="">
      <style:paragraph-properties fo:margin-top="0.2016in" fo:margin-bottom="0.1665in" loext:contextual-spacing="false" fo:line-height="0.139in" fo:text-align="justify" style:justify-single-word="false" fo:orphans="2" fo:widows="2" style:writing-mode="lr-tb"/>
      <style:text-properties fo:font-size="8pt" fo:language="en" fo:country="US" style:font-size-asian="8pt" style:language-asian="en" style:country-asian="US"/>
    </style:style>
    <style:style style:name="Table_20_caption" style:display-name="Table caption" style:family="paragraph" style:default-outline-level="">
      <style:paragraph-properties fo:margin-top="0.1665in" fo:margin-bottom="0.1807in" loext:contextual-spacing="false" fo:line-height="0.139in" fo:text-align="start" style:justify-single-word="false" fo:orphans="2" fo:widows="2" style:writing-mode="lr-tb"/>
      <style:text-properties fo:font-size="8pt" fo:language="en" fo:country="US" style:font-size-asian="8pt" style:language-asian="en" style:country-asian="US"/>
    </style:style>
    <style:style style:name="Table_20_body" style:display-name="Table body" style:family="paragraph" style:default-outline-level="">
      <style:paragraph-properties fo:margin-left="0.111in" fo:margin-right="0in" fo:line-height="0.139in" fo:text-align="start" style:justify-single-word="false" fo:orphans="2" fo:widows="2" fo:text-indent="-0.111in" style:auto-text-indent="false" style:writing-mode="lr-tb"/>
      <style:text-properties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0555in" fo:margin-bottom="0.0972in" loext:contextual-spacing="false"/>
    </style:style>
    <style:style style:name="Table_20_body_20_first" style:display-name="Table body first" style:family="paragraph" style:parent-style-name="Table_20_body" style:default-outline-level="">
      <style:paragraph-properties fo:margin-top="0.0626in" fo:margin-bottom="0in" loext:contextual-spacing="false"/>
    </style:style>
    <style:style style:name="Table_20_body_20_last" style:display-name="Table body last" style:family="paragraph" style:parent-style-name="Table_20_body" style:default-outline-level="">
      <style:paragraph-properties fo:margin-top="0in" fo:margin-bottom="0.0929in" loext:contextual-spacing="false"/>
    </style:style>
    <style:style style:name="Table_20_footnote" style:display-name="Table footnote" style:family="paragraph" style:default-outline-level="">
      <style:paragraph-properties fo:margin-top="0.0555in" fo:margin-bottom="0in" loext:contextual-spacing="false" fo:line-height="0.1252in" fo:text-align="justify" style:justify-single-word="false" fo:orphans="2" fo:widows="2" style:writing-mode="lr-tb"/>
      <style:text-properties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1575in" fo:margin-right="0in" fo:line-height="0.1252in" fo:text-align="justify" style:justify-single-word="false" fo:orphans="2" fo:widows="2" fo:text-indent="-0.1575in" style:auto-text-indent="false" style:writing-mode="lr-tb"/>
      <style:text-properties fo:font-size="7pt" fo:language="en" fo:country="US" style:font-size-asian="7pt" style:language-asian="en" style:country-asian="US"/>
    </style:style>
    <style:style style:name="B_20_Head" style:display-name="B Head" style:family="paragraph" style:default-outline-level="2" style:list-style-name="">
      <style:paragraph-properties fo:margin-top="0.0693in" fo:margin-bottom="0.0417in" loext:contextual-spacing="false" fo:line-height="0.1807in"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111in" fo:margin-bottom="0in" loext:contextual-spacing="false" fo:text-align="start" style:justify-single-word="false" fo:orphans="2" fo:widows="2" style:writing-mode="lr-tb"/>
      <style:text-properties style:font-name="Helvetica" fo:font-family="Helvetica" style:font-family-generic="roman" style:font-pitch="variable" fo:font-size="12pt" fo:language="en" fo:country="US" fo:font-style="italic" style:font-size-asian="12pt" style:language-asian="en" style:country-asian="US" style:font-style-asian="italic"/>
    </style:style>
    <style:style style:name="_3c_Para_3e_" style:display-name="&lt;Para&gt;" style:family="paragraph" style:parent-style-name="Para" style:default-outline-level="">
      <style:paragraph-properties fo:line-height="0.139in"/>
      <style:text-properties fo:font-size="8pt" style:font-size-asian="8pt"/>
    </style:style>
    <style:style style:name="_3c_ParaNoInd_3e_" style:display-name="&lt;ParaNoInd&gt;" style:family="paragraph" style:parent-style-name="ParaNoInd" style:default-outline-level="">
      <style:paragraph-properties fo:line-height="0.139in"/>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139in"/>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1252in"/>
      <style:text-properties fo:font-size="7pt" style:font-size-asian="7pt"/>
    </style:style>
    <style:style style:name="_3c_Table_20_body_3e_" style:display-name="&lt;Table body&gt;" style:family="paragraph" style:parent-style-name="Table_20_body" style:default-outline-level="">
      <style:paragraph-properties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1102in" fo:margin-right="0in" fo:line-height="0.1252in" fo:text-indent="-0.1102in" style:auto-text-indent="false"/>
    </style:style>
    <style:style style:name="_3c_Table_20_caption_3e_" style:display-name="&lt;Table caption&gt;" style:family="paragraph" style:parent-style-name="Table_20_caption" style:default-outline-level="">
      <style:paragraph-properties fo:line-height="0.1252in"/>
    </style:style>
    <style:style style:name="_3c_Table_20_Column_20_head_3e_" style:display-name="&lt;Table Column head&gt;" style:family="paragraph" style:parent-style-name="Table_20_Column_20_head" style:default-outline-level="">
      <style:paragraph-properties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111in"/>
      <style:text-properties fo:font-size="6pt" style:font-size-asian="6pt"/>
    </style:style>
    <style:style style:name="_3c_Numbered_20_List_3e_" style:display-name="&lt;Numbered List&gt;" style:family="paragraph" style:parent-style-name="Numbered_20_List" style:default-outline-level="">
      <style:paragraph-properties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139in"/>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139in"/>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139in"/>
      <style:text-properties fo:font-size="8pt" style:font-size-asian="8pt"/>
    </style:style>
    <style:style style:name="_3c_Unnumbered_20_List_3e_" style:display-name="&lt;Unnumbered List&gt;" style:family="paragraph" style:parent-style-name="Unnumbered_20_List" style:default-outline-level="">
      <style:paragraph-properties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2799in" fo:margin-right="0in" fo:line-height="0.139in" fo:text-indent="-0.2799in"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Abstract_20_Head" style:default-outline-level="">
      <style:paragraph-properties fo:margin-top="0.2083in" fo:margin-bottom="0.0071in" loext:contextual-spacing="false" fo:line-height="0.139in">
        <style:tab-stops>
          <style:tab-stop style:position="4.9583in"/>
        </style:tab-stops>
      </style:paragraph-properties>
      <style:text-properties fo:font-variant="normal" fo:text-transform="none" fo:font-size="10pt" style:font-size-asian="10pt"/>
    </style:style>
    <style:style style:name="Author-Group" style:family="paragraph" style:parent-style-name="Author_20_name" style:default-outline-level="">
      <style:paragraph-properties fo:margin-top="0.0693in" fo:margin-bottom="0in" loext:contextual-spacing="false" fo:text-align="justify" style:justify-single-word="false"/>
      <style:text-properties fo:font-size="12pt" style:font-size-asian="12pt" style:font-size-complex="12pt"/>
    </style:style>
    <style:style style:name="Author-Affiliation" style:family="paragraph" style:parent-style-name="Affilation" style:default-outline-level="">
      <style:paragraph-properties fo:margin-top="0.0693in" fo:margin-bottom="0.0362in"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in" fo:margin-right="1.0992in" fo:text-align="end" style:justify-single-word="false" fo:text-indent="0in" style:auto-text-indent="false"/>
      <style:text-properties fo:font-size="8pt" style:font-size-asian="8pt" style:font-size-complex="8pt"/>
    </style:style>
    <style:style style:name="para-first" style:family="paragraph" style:parent-style-name="ParaNoInd" style:default-outline-level="">
      <style:text-properties fo:font-size="8pt" style:font-size-asian="8pt" style:font-size-complex="8pt"/>
    </style:style>
    <style:style style:name="para" style:family="paragraph" style:parent-style-name="Para" style:default-outline-level="">
      <style:text-properties fo:font-size="8pt" style:font-size-asian="8pt"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line_20_number" style:display-name="lin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Header_20_Char" style:display-name="Header Char"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fo:font-size="9pt" style:font-size-asian="9pt"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fo:font-size="12pt" style:font-size-asian="12pt" style:font-size-complex="12pt"/>
    </style:style>
    <style:style style:name="Affilation_20_Char" style:display-name="Affilation Char" style:family="text" style:parent-style-name="Author_20_name_20_Char"/>
    <style:style style:name="Author-Affiliation_20_Char" style:display-name="Author-Affiliation Char" style:family="text" style:parent-style-name="Affilation_20_Char">
      <style:text-properties fo:font-size="9pt" style:font-size-asian="9pt" style:font-size-complex="9pt"/>
    </style:style>
    <style:style style:name="Title_20_Char" style:display-name="Title Char"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ubtitle_20_Char" style:display-name="Subtitle Char"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fo:font-size="8.5pt" style:font-size-asian="8.5pt" style:font-size-complex="8.5pt"/>
    </style:style>
    <style:style style:name="History-Dates_20_Char" style:display-name="History-Dates Char" style:family="text" style:parent-style-name="Affilation_20_Char">
      <style:text-properties fo:font-size="8pt" style:font-size-asian="8pt" style:font-size-complex="8pt"/>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style style:name="para-first_20_Char" style:display-name="para-first Char" style:family="text" style:parent-style-name="ParaNoInd_20_Char">
      <style:text-properties fo:font-size="8pt" style:font-size-asian="8pt" style:font-size-complex="8pt"/>
    </style:style>
    <style:style style:name="Heading_20_3_20_Char" style:display-name="Heading 3 Char" style:family="text" style:parent-style-name="para-first_20_Char">
      <style:text-properties fo:font-weight="bold" style:font-weight-asian="bold"/>
    </style:style>
    <style:style style:name="para_20_Char" style:display-name="para Char" style:family="text" style:parent-style-name="Para_20_Char">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89in" fo:text-indent="-0.2709in" fo:margin-left="0.389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429in" fo:margin-left="0.2429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loext:contextual-spacing="false"/>
    </style:style>
    <style:style style:name="MP2" style:family="paragraph">
      <loext:graphic-properties draw:fill="solid" draw:fill-color="#ffffff"/>
      <style:paragraph-properties fo:text-align="center"/>
    </style:style>
    <style:style style:name="M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usage="mirrored">
      <style:page-layout-properties fo:page-width="8.5in" fo:page-height="10.9902in" style:num-format="1" style:print-orientation="portrait" fo:margin-top="0.4902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page-layout>
    <style:page-layout style:name="Mpm2" style:page-usage="mirrored">
      <style:page-layout-properties fo:page-width="8.5in" fo:page-height="10.9902in" style:num-format="1" style:print-orientation="portrait" fo:margin-top="0.8799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0.9902in" style:num-format="1" style:print-orientation="portrait" fo:margin-top="0.8799in" fo:margin-bottom="0.8799in" fo:margin-left="0.7598in" fo:margin-right="0.959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draw:line text:anchor-type="char" draw:z-index="0" draw:style-name="Mgr1" draw:text-style-name="MP2" svg:x1="0in" svg:y1="0.7165in" svg:x2="7in" svg:y2="0.7165in"><text:p/></draw:line>K.Takahashi et al.</text:p>
      </style:header-left>
    </style:master-page>
    <style:master-page style:name="First_20_Page" style:display-name="First Page" style:page-layout-name="Mpm2" style:next-style-name="Standard"/>
    <style:master-page style:name="Converted1"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editing-cycles>271</meta:editing-cycles>
    <meta:print-date>2007-07-04T12:14:00</meta:print-date>
    <meta:creation-date>2020-03-09T09:53:09.347957332</meta:creation-date>
    <dc:date>2020-03-13T09:42:21.046276748</dc:date>
    <meta:editing-duration>P3DT21H14M8S</meta:editing-duration>
    <meta:generator>LibreOffice/6.2.7.1$Linux_X86_64 LibreOffice_project/20$Build-1</meta:generator>
    <meta:document-statistic meta:table-count="1" meta:image-count="0" meta:object-count="1" meta:page-count="3" meta:paragraph-count="48" meta:word-count="1471" meta:character-count="9023" meta:non-whitespace-character-count="7553"/>
    <meta:user-defined meta:name="AppVersion">12.0000</meta:user-defined>
    <meta:user-defined meta:name="Client">oup</meta:user-defined>
    <meta:user-defined meta:name="Company">NISPL</meta:user-defined>
    <meta:user-defined meta:name="ContentTypeId">0x0101004052DF9ABE204045A104DC221265583100170F5890EF61F4489AE5352EEAFA3E6F</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1"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2.71pt"/>
    </style:style>
    <style:style style:name="co3" style:family="table-column">
      <style:table-column-properties fo:break-before="auto" style:column-width="97.26pt"/>
    </style:style>
    <style:style style:name="ro1" style:family="table-row">
      <style:table-row-properties style:row-height="12.81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start"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start" fo:margin-left="0pt"/>
    </style:style>
    <style:style style:name="ce9"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paragraph-properties fo:text-align="start" fo:margin-left="0pt"/>
      <style:text-properties fo:font-weight="bold" style:font-weight-asian="bold" style:font-weight-complex="bold"/>
    </style:style>
    <style:style style:name="ce12" style:family="table-cell" style:parent-style-name="Default">
      <style:table-cell-properties style:text-align-source="fix" style:repeat-content="false" fo:border="0.74pt solid #000000"/>
      <style:paragraph-properties fo:text-align="start"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8">
          <table:table-cell table:number-columns-repeated="8"/>
        </table:table-row>
        <table:table-row table:style-name="ro2">
          <table:table-cell table:number-columns-repeated="6"/>
          <table:table-cell table:style-name="ce9" office:value-type="string" calcext:value-type="string">
            <text:p>Statistic </text:p>
          </table:table-cell>
          <table:table-cell table:style-name="ce11" office:value-type="string" calcext:value-type="string">
            <text:p>Human</text:p>
          </table:table-cell>
        </table:table-row>
        <table:table-row table:style-name="ro2">
          <table:table-cell table:number-columns-repeated="6"/>
          <table:table-cell table:style-name="ce10" office:value-type="string" calcext:value-type="string">
            <text:p>Length</text:p>
          </table:table-cell>
          <table:table-cell table:style-name="ce12" office:value-type="string" calcext:value-type="string">
            <text:p>9 906.0</text:p>
          </table:table-cell>
        </table:table-row>
        <table:table-row table:style-name="ro2">
          <table:table-cell table:number-columns-repeated="6"/>
          <table:table-cell table:style-name="ce10" office:value-type="string" calcext:value-type="string">
            <text:p>GC_Percent</text:p>
          </table:table-cell>
          <table:table-cell table:style-name="ce12" office:value-type="float" office:value="41.833" calcext:value-type="float">
            <text:p>41.833</text:p>
          </table:table-cell>
        </table:table-row>
        <table:table-row table:style-name="ro2">
          <table:table-cell table:number-columns-repeated="6"/>
          <table:table-cell table:style-name="ce10" office:value-type="string" calcext:value-type="string">
            <text:p>GC1</text:p>
          </table:table-cell>
          <table:table-cell table:style-name="ce12" office:value-type="float" office:value="0.488" calcext:value-type="float">
            <text:p>0.488</text:p>
          </table:table-cell>
        </table:table-row>
        <table:table-row table:style-name="ro2">
          <table:table-cell table:number-columns-repeated="6"/>
          <table:table-cell table:style-name="ce10" office:value-type="string" calcext:value-type="string">
            <text:p>GC2</text:p>
          </table:table-cell>
          <table:table-cell table:style-name="ce12" office:value-type="float" office:value="0.416" calcext:value-type="float">
            <text:p>0.416</text:p>
          </table:table-cell>
        </table:table-row>
        <table:table-row table:style-name="ro2">
          <table:table-cell table:number-columns-repeated="6"/>
          <table:table-cell table:style-name="ce10" office:value-type="string" calcext:value-type="string">
            <text:p>GC3</text:p>
          </table:table-cell>
          <table:table-cell table:style-name="ce12" office:value-type="float" office:value="0.0315" calcext:value-type="float">
            <text:p>0.03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WenQuanYi Micro He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3">00/00/0000</text:date>, <text:time style:data-style-name="N2" text:time-value="09:41:46.9863980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